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wYear</text:p>
          </table:table-cell>
          <table:table-cell office:value-type="string" calcext:value-type="string">
            <text:p>NowMonth</text:p>
          </table:table-cell>
          <table:table-cell office:value-type="string" calcext:value-type="string">
            <text:p>NowNumDeer</text:p>
          </table:table-cell>
          <table:table-cell office:value-type="string" calcext:value-type="string">
            <text:p>NowHeight</text:p>
          </table:table-cell>
          <table:table-cell office:value-type="string" calcext:value-type="string">
            <text:p>NowPrecip</text:p>
          </table:table-cell>
          <table:table-cell office:value-type="string" calcext:value-type="string">
            <text:p>NowTemp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99" calcext:value-type="float">
            <text:p>31.599</text:p>
          </table:table-cell>
          <table:table-cell office:value-type="float" office:value="32.48" calcext:value-type="float">
            <text:p>32.4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709" calcext:value-type="float">
            <text:p>16.709</text:p>
          </table:table-cell>
          <table:table-cell office:value-type="float" office:value="28.507" calcext:value-type="float">
            <text:p>28.507</text:p>
          </table:table-cell>
          <table:table-cell office:value-type="float" office:value="9.102" calcext:value-type="float">
            <text:p>9.10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.941" calcext:value-type="float">
            <text:p>26.941</text:p>
          </table:table-cell>
          <table:table-cell office:value-type="float" office:value="33.868" calcext:value-type="float">
            <text:p>33.868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.364" calcext:value-type="float">
            <text:p>30.364</text:p>
          </table:table-cell>
          <table:table-cell office:value-type="float" office:value="33.634" calcext:value-type="float">
            <text:p>33.634</text:p>
          </table:table-cell>
          <table:table-cell office:value-type="float" office:value="12.605" calcext:value-type="float">
            <text:p>12.60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.4" calcext:value-type="float">
            <text:p>42.4</text:p>
          </table:table-cell>
          <table:table-cell office:value-type="float" office:value="20.041" calcext:value-type="float">
            <text:p>20.041</text:p>
          </table:table-cell>
          <table:table-cell office:value-type="float" office:value="4.908" calcext:value-type="float">
            <text:p>4.90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.939" calcext:value-type="float">
            <text:p>36.939</text:p>
          </table:table-cell>
          <table:table-cell office:value-type="float" office:value="14.435" calcext:value-type="float">
            <text:p>14.435</text:p>
          </table:table-cell>
          <table:table-cell office:value-type="float" office:value="15.203" calcext:value-type="float">
            <text:p>15.20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.861" calcext:value-type="float">
            <text:p>26.861</text:p>
          </table:table-cell>
          <table:table-cell office:value-type="float" office:value="5.332" calcext:value-type="float">
            <text:p>5.332</text:p>
          </table:table-cell>
          <table:table-cell office:value-type="float" office:value="17.111" calcext:value-type="float">
            <text:p>17.11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.188" calcext:value-type="float">
            <text:p>14.188</text:p>
          </table:table-cell>
          <table:table-cell office:value-type="float" office:value="0.802" calcext:value-type="float">
            <text:p>0.802</text:p>
          </table:table-cell>
          <table:table-cell office:value-type="float" office:value="12.759" calcext:value-type="float">
            <text:p>12.75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34" calcext:value-type="float">
            <text:p>1.534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.721" calcext:value-type="float">
            <text:p>11.721</text:p>
          </table:table-cell>
          <table:table-cell office:value-type="float" office:value="26.166" calcext:value-type="float">
            <text:p>26.16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292" calcext:value-type="float">
            <text:p>10.292</text:p>
          </table:table-cell>
          <table:table-cell office:value-type="float" office:value="13.219" calcext:value-type="float">
            <text:p>13.2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.233" calcext:value-type="float">
            <text:p>19.233</text:p>
          </table:table-cell>
          <table:table-cell office:value-type="float" office:value="14.117" calcext:value-type="float">
            <text:p>14.11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124" calcext:value-type="float">
            <text:p>0.124</text:p>
          </table:table-cell>
          <table:table-cell office:value-type="float" office:value="33.111" calcext:value-type="float">
            <text:p>33.111</text:p>
          </table:table-cell>
          <table:table-cell office:value-type="float" office:value="8.963" calcext:value-type="float">
            <text:p>8.96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.363" calcext:value-type="float">
            <text:p>37.363</text:p>
          </table:table-cell>
          <table:table-cell office:value-type="float" office:value="20.598" calcext:value-type="float">
            <text:p>20.59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021" calcext:value-type="float">
            <text:p>2.021</text:p>
          </table:table-cell>
          <table:table-cell office:value-type="float" office:value="36.157" calcext:value-type="float">
            <text:p>36.157</text:p>
          </table:table-cell>
          <table:table-cell office:value-type="float" office:value="3.346" calcext:value-type="float">
            <text:p>3.34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.974" calcext:value-type="float">
            <text:p>11.974</text:p>
          </table:table-cell>
          <table:table-cell office:value-type="float" office:value="32.245" calcext:value-type="float">
            <text:p>32.24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6.775" calcext:value-type="float">
            <text:p>26.775</text:p>
          </table:table-cell>
          <table:table-cell office:value-type="float" office:value="26.533" calcext:value-type="float">
            <text:p>26.533</text:p>
          </table:table-cell>
          <table:table-cell office:value-type="float" office:value="8.006" calcext:value-type="float">
            <text:p>8.00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.325" calcext:value-type="float">
            <text:p>19.325</text:p>
          </table:table-cell>
          <table:table-cell office:value-type="float" office:value="9.554" calcext:value-type="float">
            <text:p>9.554</text:p>
          </table:table-cell>
          <table:table-cell office:value-type="float" office:value="19.888" calcext:value-type="float">
            <text:p>19.88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.888" calcext:value-type="float">
            <text:p>9.888</text:p>
          </table:table-cell>
          <table:table-cell office:value-type="float" office:value="7.097" calcext:value-type="float">
            <text:p>7.097</text:p>
          </table:table-cell>
          <table:table-cell office:value-type="float" office:value="1.213" calcext:value-type="float">
            <text:p>1.21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05" calcext:value-type="float">
            <text:p>11.40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765" calcext:value-type="float">
            <text:p>3.765</text:p>
          </table:table-cell>
          <table:table-cell office:value-type="float" office:value="7.421" calcext:value-type="float">
            <text:p>7.42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21" calcext:value-type="float">
            <text:p>8.21</text:p>
          </table:table-cell>
          <table:table-cell office:value-type="float" office:value="17.112" calcext:value-type="float">
            <text:p>17.11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.746" calcext:value-type="float">
            <text:p>18.746</text:p>
          </table:table-cell>
          <table:table-cell office:value-type="float" office:value="18.817" calcext:value-type="float">
            <text:p>18.81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.365" calcext:value-type="float">
            <text:p>19.365</text:p>
          </table:table-cell>
          <table:table-cell office:value-type="float" office:value="19.028" calcext:value-type="float">
            <text:p>19.02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312" calcext:value-type="float">
            <text:p>1.312</text:p>
          </table:table-cell>
          <table:table-cell office:value-type="float" office:value="31.076" calcext:value-type="float">
            <text:p>31.076</text:p>
          </table:table-cell>
          <table:table-cell office:value-type="float" office:value="14.203" calcext:value-type="float">
            <text:p>14.20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.21" calcext:value-type="float">
            <text:p>5.21</text:p>
          </table:table-cell>
          <table:table-cell office:value-type="float" office:value="36.563" calcext:value-type="float">
            <text:p>36.563</text:p>
          </table:table-cell>
          <table:table-cell office:value-type="float" office:value="5.892" calcext:value-type="float">
            <text:p>5.89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1.682" calcext:value-type="float">
            <text:p>11.682</text:p>
          </table:table-cell>
          <table:table-cell office:value-type="float" office:value="33.12" calcext:value-type="float">
            <text:p>33.12</text:p>
          </table:table-cell>
          <table:table-cell office:value-type="float" office:value="7.387" calcext:value-type="float">
            <text:p>7.38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.163" calcext:value-type="float">
            <text:p>15.163</text:p>
          </table:table-cell>
          <table:table-cell office:value-type="float" office:value="30.371" calcext:value-type="float">
            <text:p>30.371</text:p>
          </table:table-cell>
          <table:table-cell office:value-type="float" office:value="11.338" calcext:value-type="float">
            <text:p>11.33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.841" calcext:value-type="float">
            <text:p>20.841</text:p>
          </table:table-cell>
          <table:table-cell office:value-type="float" office:value="26.264" calcext:value-type="float">
            <text:p>26.264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.802" calcext:value-type="float">
            <text:p>9.802</text:p>
          </table:table-cell>
          <table:table-cell office:value-type="float" office:value="11.05" calcext:value-type="float">
            <text:p>11.05</text:p>
          </table:table-cell>
          <table:table-cell office:value-type="float" office:value="11.948" calcext:value-type="float">
            <text:p>11.94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804" calcext:value-type="float">
            <text:p>6.804</text:p>
          </table:table-cell>
          <table:table-cell office:value-type="float" office:value="-0.862" calcext:value-type="float">
            <text:p>-0.86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86" calcext:value-type="float">
            <text:p>19.88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032" calcext:value-type="float">
            <text:p>4.032</text:p>
          </table:table-cell>
          <table:table-cell office:value-type="float" office:value="21.451" calcext:value-type="float">
            <text:p>21.45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.789" calcext:value-type="float">
            <text:p>11.789</text:p>
          </table:table-cell>
          <table:table-cell office:value-type="float" office:value="22.058" calcext:value-type="float">
            <text:p>22.05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.846" calcext:value-type="float">
            <text:p>13.846</text:p>
          </table:table-cell>
          <table:table-cell office:value-type="float" office:value="26.032" calcext:value-type="float">
            <text:p>26.03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.855" calcext:value-type="float">
            <text:p>21.855</text:p>
          </table:table-cell>
          <table:table-cell office:value-type="float" office:value="24.346" calcext:value-type="float">
            <text:p>24.34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347" calcext:value-type="float">
            <text:p>30.347</text:p>
          </table:table-cell>
          <table:table-cell office:value-type="float" office:value="32.239" calcext:value-type="float">
            <text:p>32.23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014" calcext:value-type="float">
            <text:p>3.014</text:p>
          </table:table-cell>
          <table:table-cell office:value-type="float" office:value="33.924" calcext:value-type="float">
            <text:p>33.924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.191" calcext:value-type="float">
            <text:p>11.191</text:p>
          </table:table-cell>
          <table:table-cell office:value-type="float" office:value="32.178" calcext:value-type="float">
            <text:p>32.178</text:p>
          </table:table-cell>
          <table:table-cell office:value-type="float" office:value="11.986" calcext:value-type="float">
            <text:p>11.98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6.884" calcext:value-type="float">
            <text:p>26.884</text:p>
          </table:table-cell>
          <table:table-cell office:value-type="float" office:value="28.158" calcext:value-type="float">
            <text:p>28.158</text:p>
          </table:table-cell>
          <table:table-cell office:value-type="float" office:value="8.318" calcext:value-type="float">
            <text:p>8.31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7.998" calcext:value-type="float">
            <text:p>37.998</text:p>
          </table:table-cell>
          <table:table-cell office:value-type="float" office:value="19.528" calcext:value-type="float">
            <text:p>19.528</text:p>
          </table:table-cell>
          <table:table-cell office:value-type="float" office:value="4.379" calcext:value-type="float">
            <text:p>4.37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3.447" calcext:value-type="float">
            <text:p>43.447</text:p>
          </table:table-cell>
          <table:table-cell office:value-type="float" office:value="18.204" calcext:value-type="float">
            <text:p>18.204</text:p>
          </table:table-cell>
          <table:table-cell office:value-type="float" office:value="6.475" calcext:value-type="float">
            <text:p>6.47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4.748" calcext:value-type="float">
            <text:p>34.748</text:p>
          </table:table-cell>
          <table:table-cell office:value-type="float" office:value="10.773" calcext:value-type="float">
            <text:p>10.773</text:p>
          </table:table-cell>
          <table:table-cell office:value-type="float" office:value="12.261" calcext:value-type="float">
            <text:p>12.26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2.38" calcext:value-type="float">
            <text:p>22.38</text:p>
          </table:table-cell>
          <table:table-cell office:value-type="float" office:value="6.733" calcext:value-type="float">
            <text:p>6.733</text:p>
          </table:table-cell>
          <table:table-cell office:value-type="float" office:value="13.075" calcext:value-type="float">
            <text:p>13.07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7.147" calcext:value-type="float">
            <text:p>7.147</text:p>
          </table:table-cell>
          <table:table-cell office:value-type="float" office:value="0" calcext:value-type="float">
            <text:p>0</text:p>
          </table:table-cell>
          <table:table-cell office:value-type="float" office:value="17.592" calcext:value-type="float">
            <text:p>17.59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996" calcext:value-type="float">
            <text:p>9.996</text:p>
          </table:table-cell>
          <table:table-cell office:value-type="float" office:value="24.884" calcext:value-type="float">
            <text:p>24.88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.904" calcext:value-type="float">
            <text:p>12.904</text:p>
          </table:table-cell>
          <table:table-cell office:value-type="float" office:value="10.063" calcext:value-type="float">
            <text:p>10.06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.63" calcext:value-type="float">
            <text:p>18.63</text:p>
          </table:table-cell>
          <table:table-cell office:value-type="float" office:value="17.263" calcext:value-type="float">
            <text:p>17.26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.759" calcext:value-type="float">
            <text:p>27.759</text:p>
          </table:table-cell>
          <table:table-cell office:value-type="float" office:value="15.006" calcext:value-type="float">
            <text:p>15.00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.572" calcext:value-type="float">
            <text:p>32.572</text:p>
          </table:table-cell>
          <table:table-cell office:value-type="float" office:value="19.848" calcext:value-type="float">
            <text:p>19.84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.609" calcext:value-type="float">
            <text:p>2.609</text:p>
          </table:table-cell>
          <table:table-cell office:value-type="float" office:value="33.031" calcext:value-type="float">
            <text:p>33.031</text:p>
          </table:table-cell>
          <table:table-cell office:value-type="float" office:value="4.337" calcext:value-type="float">
            <text:p>4.33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.979" calcext:value-type="float">
            <text:p>28.979</text:p>
          </table:table-cell>
          <table:table-cell office:value-type="float" office:value="17.253" calcext:value-type="float">
            <text:p>17.25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.395" calcext:value-type="float">
            <text:p>1.395</text:p>
          </table:table-cell>
          <table:table-cell office:value-type="float" office:value="24.601" calcext:value-type="float">
            <text:p>24.601</text:p>
          </table:table-cell>
          <table:table-cell office:value-type="float" office:value="15.647" calcext:value-type="float">
            <text:p>15.64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.186" calcext:value-type="float">
            <text:p>8.186</text:p>
          </table:table-cell>
          <table:table-cell office:value-type="float" office:value="16.059" calcext:value-type="float">
            <text:p>16.059</text:p>
          </table:table-cell>
          <table:table-cell office:value-type="float" office:value="2.909" calcext:value-type="float">
            <text:p>2.90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.258" calcext:value-type="float">
            <text:p>3.258</text:p>
          </table:table-cell>
          <table:table-cell office:value-type="float" office:value="3" calcext:value-type="float">
            <text:p>3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12" calcext:value-type="float">
            <text:p>4.512</text:p>
          </table:table-cell>
          <table:table-cell office:value-type="float" office:value="7.494" calcext:value-type="float">
            <text:p>7.49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72" calcext:value-type="float">
            <text:p>2.672</text:p>
          </table:table-cell>
          <table:table-cell office:value-type="float" office:value="11.516" calcext:value-type="float">
            <text:p>11.51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8" calcext:value-type="float">
            <text:p>7.28</text:p>
          </table:table-cell>
          <table:table-cell office:value-type="float" office:value="22.939" calcext:value-type="float">
            <text:p>22.93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605" calcext:value-type="float">
            <text:p>16.605</text:p>
          </table:table-cell>
          <table:table-cell office:value-type="float" office:value="23.329" calcext:value-type="float">
            <text:p>23.32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38" calcext:value-type="float">
            <text:p>26.438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.255" calcext:value-type="float">
            <text:p>29.255</text:p>
          </table:table-cell>
          <table:table-cell office:value-type="float" office:value="30.684" calcext:value-type="float">
            <text:p>30.68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office:value-type="float" office:value="32.842" calcext:value-type="float">
            <text:p>32.842</text:p>
          </table:table-cell>
          <table:table-cell office:value-type="float" office:value="23.927" calcext:value-type="float">
            <text:p>23.92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9" calcext:value-type="float">
            <text:p>34.639</text:p>
          </table:table-cell>
          <table:table-cell office:value-type="float" office:value="16.733" calcext:value-type="float">
            <text:p>16.73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.547" calcext:value-type="float">
            <text:p>3.547</text:p>
          </table:table-cell>
          <table:table-cell office:value-type="float" office:value="31.195" calcext:value-type="float">
            <text:p>31.195</text:p>
          </table:table-cell>
          <table:table-cell office:value-type="float" office:value="16.804" calcext:value-type="float">
            <text:p>16.80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3.817" calcext:value-type="float">
            <text:p>23.817</text:p>
          </table:table-cell>
          <table:table-cell office:value-type="float" office:value="23.789" calcext:value-type="float">
            <text:p>23.789</text:p>
          </table:table-cell>
          <table:table-cell office:value-type="float" office:value="7.514" calcext:value-type="float">
            <text:p>7.51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0.943" calcext:value-type="float">
            <text:p>30.943</text:p>
          </table:table-cell>
          <table:table-cell office:value-type="float" office:value="17.993" calcext:value-type="float">
            <text:p>17.993</text:p>
          </table:table-cell>
          <table:table-cell office:value-type="float" office:value="-1.142" calcext:value-type="float">
            <text:p>-1.14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6.005" calcext:value-type="float">
            <text:p>26.005</text:p>
          </table:table-cell>
          <table:table-cell office:value-type="float" office:value="2.967" calcext:value-type="float">
            <text:p>2.967</text:p>
          </table:table-cell>
          <table:table-cell office:value-type="float" office:value="2.178" calcext:value-type="float">
            <text:p>2.17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8.418" calcext:value-type="float">
            <text:p>18.418</text:p>
          </table:table-cell>
          <table:table-cell office:value-type="float" office:value="0" calcext:value-type="float">
            <text:p>0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.266" calcext:value-type="float">
            <text:p>8.266</text:p>
          </table:table-cell>
          <table:table-cell office:value-type="float" office:value="3.259" calcext:value-type="float">
            <text:p>3.259</text:p>
          </table:table-cell>
          <table:table-cell office:value-type="float" office:value="21.997" calcext:value-type="float">
            <text:p>21.99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54" calcext:value-type="float">
            <text:p>6.54</text:p>
          </table:table-cell>
          <table:table-cell office:value-type="float" office:value="16.227" calcext:value-type="float">
            <text:p>16.22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.015" calcext:value-type="float">
            <text:p>16.015</text:p>
          </table:table-cell>
          <table:table-cell office:value-type="float" office:value="25.82" calcext:value-type="float">
            <text:p>25.82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owYear</text:p>
          </table:table-cell>
          <table:table-cell office:value-type="string" calcext:value-type="string">
            <text:p>NowMonth</text:p>
          </table:table-cell>
          <table:table-cell office:value-type="string" calcext:value-type="string">
            <text:p>NowNumDeer</text:p>
          </table:table-cell>
          <table:table-cell office:value-type="string" calcext:value-type="string">
            <text:p>NowHeight</text:p>
          </table:table-cell>
          <table:table-cell office:value-type="string" calcext:value-type="string">
            <text:p>NowPrecip</text:p>
          </table:table-cell>
          <table:table-cell office:value-type="string" calcext:value-type="string">
            <text:p>NowTemp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99" calcext:value-type="float">
            <text:p>31.599</text:p>
          </table:table-cell>
          <table:table-cell office:value-type="float" office:value="32.48" calcext:value-type="float">
            <text:p>32.4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.099" calcext:value-type="float">
            <text:p>15.099</text:p>
          </table:table-cell>
          <table:table-cell office:value-type="float" office:value="28.507" calcext:value-type="float">
            <text:p>28.507</text:p>
          </table:table-cell>
          <table:table-cell office:value-type="float" office:value="9.102" calcext:value-type="float">
            <text:p>9.10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.331" calcext:value-type="float">
            <text:p>25.331</text:p>
          </table:table-cell>
          <table:table-cell office:value-type="float" office:value="33.868" calcext:value-type="float">
            <text:p>33.868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.754" calcext:value-type="float">
            <text:p>28.754</text:p>
          </table:table-cell>
          <table:table-cell office:value-type="float" office:value="33.634" calcext:value-type="float">
            <text:p>33.634</text:p>
          </table:table-cell>
          <table:table-cell office:value-type="float" office:value="12.605" calcext:value-type="float">
            <text:p>12.60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.79" calcext:value-type="float">
            <text:p>40.79</text:p>
          </table:table-cell>
          <table:table-cell office:value-type="float" office:value="20.041" calcext:value-type="float">
            <text:p>20.041</text:p>
          </table:table-cell>
          <table:table-cell office:value-type="float" office:value="4.908" calcext:value-type="float">
            <text:p>4.90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.33" calcext:value-type="float">
            <text:p>35.33</text:p>
          </table:table-cell>
          <table:table-cell office:value-type="float" office:value="14.435" calcext:value-type="float">
            <text:p>14.435</text:p>
          </table:table-cell>
          <table:table-cell office:value-type="float" office:value="15.203" calcext:value-type="float">
            <text:p>15.20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.858" calcext:value-type="float">
            <text:p>22.858</text:p>
          </table:table-cell>
          <table:table-cell office:value-type="float" office:value="5.332" calcext:value-type="float">
            <text:p>5.332</text:p>
          </table:table-cell>
          <table:table-cell office:value-type="float" office:value="17.111" calcext:value-type="float">
            <text:p>17.11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058" calcext:value-type="float">
            <text:p>7.058</text:p>
          </table:table-cell>
          <table:table-cell office:value-type="float" office:value="0.802" calcext:value-type="float">
            <text:p>0.802</text:p>
          </table:table-cell>
          <table:table-cell office:value-type="float" office:value="12.759" calcext:value-type="float">
            <text:p>12.75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34" calcext:value-type="float">
            <text:p>1.534</text:p>
          </table:table-cell>
          <table:table-cell office:value-type="float" office:value="10.306" calcext:value-type="float">
            <text:p>10.30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721" calcext:value-type="float">
            <text:p>11.721</text:p>
          </table:table-cell>
          <table:table-cell office:value-type="float" office:value="26.166" calcext:value-type="float">
            <text:p>26.16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.292" calcext:value-type="float">
            <text:p>10.292</text:p>
          </table:table-cell>
          <table:table-cell office:value-type="float" office:value="13.219" calcext:value-type="float">
            <text:p>13.2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33" calcext:value-type="float">
            <text:p>19.233</text:p>
          </table:table-cell>
          <table:table-cell office:value-type="float" office:value="14.117" calcext:value-type="float">
            <text:p>14.11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.503" calcext:value-type="float">
            <text:p>7.503</text:p>
          </table:table-cell>
          <table:table-cell office:value-type="float" office:value="33.111" calcext:value-type="float">
            <text:p>33.111</text:p>
          </table:table-cell>
          <table:table-cell office:value-type="float" office:value="8.963" calcext:value-type="float">
            <text:p>8.96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.906" calcext:value-type="float">
            <text:p>7.906</text:p>
          </table:table-cell>
          <table:table-cell office:value-type="float" office:value="37.363" calcext:value-type="float">
            <text:p>37.363</text:p>
          </table:table-cell>
          <table:table-cell office:value-type="float" office:value="20.598" calcext:value-type="float">
            <text:p>20.59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.467" calcext:value-type="float">
            <text:p>12.467</text:p>
          </table:table-cell>
          <table:table-cell office:value-type="float" office:value="36.157" calcext:value-type="float">
            <text:p>36.157</text:p>
          </table:table-cell>
          <table:table-cell office:value-type="float" office:value="3.346" calcext:value-type="float">
            <text:p>3.34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.879" calcext:value-type="float">
            <text:p>19.879</text:p>
          </table:table-cell>
          <table:table-cell office:value-type="float" office:value="32.245" calcext:value-type="float">
            <text:p>32.24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2.14" calcext:value-type="float">
            <text:p>32.14</text:p>
          </table:table-cell>
          <table:table-cell office:value-type="float" office:value="26.533" calcext:value-type="float">
            <text:p>26.533</text:p>
          </table:table-cell>
          <table:table-cell office:value-type="float" office:value="8.006" calcext:value-type="float">
            <text:p>8.00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05" calcext:value-type="float">
            <text:p>11.40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765" calcext:value-type="float">
            <text:p>3.765</text:p>
          </table:table-cell>
          <table:table-cell office:value-type="float" office:value="7.421" calcext:value-type="float">
            <text:p>7.42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21" calcext:value-type="float">
            <text:p>8.21</text:p>
          </table:table-cell>
          <table:table-cell office:value-type="float" office:value="17.112" calcext:value-type="float">
            <text:p>17.11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746" calcext:value-type="float">
            <text:p>18.746</text:p>
          </table:table-cell>
          <table:table-cell office:value-type="float" office:value="18.817" calcext:value-type="float">
            <text:p>18.81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65" calcext:value-type="float">
            <text:p>19.365</text:p>
          </table:table-cell>
          <table:table-cell office:value-type="float" office:value="19.028" calcext:value-type="float">
            <text:p>19.02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.879" calcext:value-type="float">
            <text:p>5.879</text:p>
          </table:table-cell>
          <table:table-cell office:value-type="float" office:value="31.076" calcext:value-type="float">
            <text:p>31.076</text:p>
          </table:table-cell>
          <table:table-cell office:value-type="float" office:value="14.203" calcext:value-type="float">
            <text:p>14.20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.317" calcext:value-type="float">
            <text:p>12.317</text:p>
          </table:table-cell>
          <table:table-cell office:value-type="float" office:value="36.563" calcext:value-type="float">
            <text:p>36.563</text:p>
          </table:table-cell>
          <table:table-cell office:value-type="float" office:value="5.892" calcext:value-type="float">
            <text:p>5.89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1.33" calcext:value-type="float">
            <text:p>21.33</text:p>
          </table:table-cell>
          <table:table-cell office:value-type="float" office:value="33.12" calcext:value-type="float">
            <text:p>33.12</text:p>
          </table:table-cell>
          <table:table-cell office:value-type="float" office:value="7.387" calcext:value-type="float">
            <text:p>7.38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7.351" calcext:value-type="float">
            <text:p>27.351</text:p>
          </table:table-cell>
          <table:table-cell office:value-type="float" office:value="30.371" calcext:value-type="float">
            <text:p>30.371</text:p>
          </table:table-cell>
          <table:table-cell office:value-type="float" office:value="11.338" calcext:value-type="float">
            <text:p>11.33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5.568" calcext:value-type="float">
            <text:p>35.568</text:p>
          </table:table-cell>
          <table:table-cell office:value-type="float" office:value="26.264" calcext:value-type="float">
            <text:p>26.264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7.069" calcext:value-type="float">
            <text:p>27.069</text:p>
          </table:table-cell>
          <table:table-cell office:value-type="float" office:value="11.05" calcext:value-type="float">
            <text:p>11.05</text:p>
          </table:table-cell>
          <table:table-cell office:value-type="float" office:value="11.948" calcext:value-type="float">
            <text:p>11.94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.472" calcext:value-type="float">
            <text:p>13.472</text:p>
          </table:table-cell>
          <table:table-cell office:value-type="float" office:value="6.804" calcext:value-type="float">
            <text:p>6.804</text:p>
          </table:table-cell>
          <table:table-cell office:value-type="float" office:value="-0.862" calcext:value-type="float">
            <text:p>-0.86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86" calcext:value-type="float">
            <text:p>19.88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032" calcext:value-type="float">
            <text:p>4.032</text:p>
          </table:table-cell>
          <table:table-cell office:value-type="float" office:value="21.451" calcext:value-type="float">
            <text:p>21.45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.789" calcext:value-type="float">
            <text:p>11.789</text:p>
          </table:table-cell>
          <table:table-cell office:value-type="float" office:value="22.058" calcext:value-type="float">
            <text:p>22.058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846" calcext:value-type="float">
            <text:p>13.846</text:p>
          </table:table-cell>
          <table:table-cell office:value-type="float" office:value="26.032" calcext:value-type="float">
            <text:p>26.03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55" calcext:value-type="float">
            <text:p>21.855</text:p>
          </table:table-cell>
          <table:table-cell office:value-type="float" office:value="24.346" calcext:value-type="float">
            <text:p>24.34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30.347" calcext:value-type="float">
            <text:p>30.347</text:p>
          </table:table-cell>
          <table:table-cell office:value-type="float" office:value="32.239" calcext:value-type="float">
            <text:p>32.23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.945" calcext:value-type="float">
            <text:p>4.945</text:p>
          </table:table-cell>
          <table:table-cell office:value-type="float" office:value="33.924" calcext:value-type="float">
            <text:p>33.924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.581" calcext:value-type="float">
            <text:p>10.581</text:p>
          </table:table-cell>
          <table:table-cell office:value-type="float" office:value="32.178" calcext:value-type="float">
            <text:p>32.178</text:p>
          </table:table-cell>
          <table:table-cell office:value-type="float" office:value="11.986" calcext:value-type="float">
            <text:p>11.98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3.735" calcext:value-type="float">
            <text:p>23.735</text:p>
          </table:table-cell>
          <table:table-cell office:value-type="float" office:value="28.158" calcext:value-type="float">
            <text:p>28.158</text:p>
          </table:table-cell>
          <table:table-cell office:value-type="float" office:value="8.318" calcext:value-type="float">
            <text:p>8.31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2.308" calcext:value-type="float">
            <text:p>32.308</text:p>
          </table:table-cell>
          <table:table-cell office:value-type="float" office:value="19.528" calcext:value-type="float">
            <text:p>19.528</text:p>
          </table:table-cell>
          <table:table-cell office:value-type="float" office:value="4.379" calcext:value-type="float">
            <text:p>4.37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5.217" calcext:value-type="float">
            <text:p>35.217</text:p>
          </table:table-cell>
          <table:table-cell office:value-type="float" office:value="18.204" calcext:value-type="float">
            <text:p>18.204</text:p>
          </table:table-cell>
          <table:table-cell office:value-type="float" office:value="6.475" calcext:value-type="float">
            <text:p>6.47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3.959" calcext:value-type="float">
            <text:p>23.959</text:p>
          </table:table-cell>
          <table:table-cell office:value-type="float" office:value="10.773" calcext:value-type="float">
            <text:p>10.773</text:p>
          </table:table-cell>
          <table:table-cell office:value-type="float" office:value="12.261" calcext:value-type="float">
            <text:p>12.26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.101" calcext:value-type="float">
            <text:p>8.101</text:p>
          </table:table-cell>
          <table:table-cell office:value-type="float" office:value="6.733" calcext:value-type="float">
            <text:p>6.733</text:p>
          </table:table-cell>
          <table:table-cell office:value-type="float" office:value="13.075" calcext:value-type="float">
            <text:p>13.07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92" calcext:value-type="float">
            <text:p>17.59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.996" calcext:value-type="float">
            <text:p>9.996</text:p>
          </table:table-cell>
          <table:table-cell office:value-type="float" office:value="24.884" calcext:value-type="float">
            <text:p>24.88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.904" calcext:value-type="float">
            <text:p>12.904</text:p>
          </table:table-cell>
          <table:table-cell office:value-type="float" office:value="10.063" calcext:value-type="float">
            <text:p>10.06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.63" calcext:value-type="float">
            <text:p>18.63</text:p>
          </table:table-cell>
          <table:table-cell office:value-type="float" office:value="17.263" calcext:value-type="float">
            <text:p>17.26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871" calcext:value-type="float">
            <text:p>1.871</text:p>
          </table:table-cell>
          <table:table-cell office:value-type="float" office:value="27.759" calcext:value-type="float">
            <text:p>27.759</text:p>
          </table:table-cell>
          <table:table-cell office:value-type="float" office:value="15.006" calcext:value-type="float">
            <text:p>15.00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.145" calcext:value-type="float">
            <text:p>3.145</text:p>
          </table:table-cell>
          <table:table-cell office:value-type="float" office:value="32.572" calcext:value-type="float">
            <text:p>32.572</text:p>
          </table:table-cell>
          <table:table-cell office:value-type="float" office:value="19.848" calcext:value-type="float">
            <text:p>19.84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3.373" calcext:value-type="float">
            <text:p>13.373</text:p>
          </table:table-cell>
          <table:table-cell office:value-type="float" office:value="33.031" calcext:value-type="float">
            <text:p>33.031</text:p>
          </table:table-cell>
          <table:table-cell office:value-type="float" office:value="4.337" calcext:value-type="float">
            <text:p>4.33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2.193" calcext:value-type="float">
            <text:p>12.193</text:p>
          </table:table-cell>
          <table:table-cell office:value-type="float" office:value="28.979" calcext:value-type="float">
            <text:p>28.979</text:p>
          </table:table-cell>
          <table:table-cell office:value-type="float" office:value="17.253" calcext:value-type="float">
            <text:p>17.25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1.039" calcext:value-type="float">
            <text:p>11.039</text:p>
          </table:table-cell>
          <table:table-cell office:value-type="float" office:value="24.601" calcext:value-type="float">
            <text:p>24.601</text:p>
          </table:table-cell>
          <table:table-cell office:value-type="float" office:value="15.647" calcext:value-type="float">
            <text:p>15.64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.127" calcext:value-type="float">
            <text:p>10.127</text:p>
          </table:table-cell>
          <table:table-cell office:value-type="float" office:value="16.059" calcext:value-type="float">
            <text:p>16.059</text:p>
          </table:table-cell>
          <table:table-cell office:value-type="float" office:value="2.909" calcext:value-type="float">
            <text:p>2.90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12" calcext:value-type="float">
            <text:p>4.512</text:p>
          </table:table-cell>
          <table:table-cell office:value-type="float" office:value="7.494" calcext:value-type="float">
            <text:p>7.49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72" calcext:value-type="float">
            <text:p>2.672</text:p>
          </table:table-cell>
          <table:table-cell office:value-type="float" office:value="11.516" calcext:value-type="float">
            <text:p>11.51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8" calcext:value-type="float">
            <text:p>7.28</text:p>
          </table:table-cell>
          <table:table-cell office:value-type="float" office:value="22.939" calcext:value-type="float">
            <text:p>22.93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16.605" calcext:value-type="float">
            <text:p>16.605</text:p>
          </table:table-cell>
          <table:table-cell office:value-type="float" office:value="23.329" calcext:value-type="float">
            <text:p>23.32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26.438" calcext:value-type="float">
            <text:p>26.438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55" calcext:value-type="float">
            <text:p>29.255</text:p>
          </table:table-cell>
          <table:table-cell office:value-type="float" office:value="30.684" calcext:value-type="float">
            <text:p>30.68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32.842" calcext:value-type="float">
            <text:p>32.842</text:p>
          </table:table-cell>
          <table:table-cell office:value-type="float" office:value="23.927" calcext:value-type="float">
            <text:p>23.92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.395" calcext:value-type="float">
            <text:p>2.395</text:p>
          </table:table-cell>
          <table:table-cell office:value-type="float" office:value="34.639" calcext:value-type="float">
            <text:p>34.639</text:p>
          </table:table-cell>
          <table:table-cell office:value-type="float" office:value="16.733" calcext:value-type="float">
            <text:p>16.73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.401" calcext:value-type="float">
            <text:p>3.401</text:p>
          </table:table-cell>
          <table:table-cell office:value-type="float" office:value="31.195" calcext:value-type="float">
            <text:p>31.195</text:p>
          </table:table-cell>
          <table:table-cell office:value-type="float" office:value="16.804" calcext:value-type="float">
            <text:p>16.80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8.592" calcext:value-type="float">
            <text:p>18.592</text:p>
          </table:table-cell>
          <table:table-cell office:value-type="float" office:value="23.789" calcext:value-type="float">
            <text:p>23.789</text:p>
          </table:table-cell>
          <table:table-cell office:value-type="float" office:value="7.514" calcext:value-type="float">
            <text:p>7.514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0.638" calcext:value-type="float">
            <text:p>20.638</text:p>
          </table:table-cell>
          <table:table-cell office:value-type="float" office:value="17.993" calcext:value-type="float">
            <text:p>17.993</text:p>
          </table:table-cell>
          <table:table-cell office:value-type="float" office:value="-1.142" calcext:value-type="float">
            <text:p>-1.14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0.62" calcext:value-type="float">
            <text:p>10.62</text:p>
          </table:table-cell>
          <table:table-cell office:value-type="float" office:value="2.967" calcext:value-type="float">
            <text:p>2.967</text:p>
          </table:table-cell>
          <table:table-cell office:value-type="float" office:value="2.178" calcext:value-type="float">
            <text:p>2.17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59" calcext:value-type="float">
            <text:p>3.259</text:p>
          </table:table-cell>
          <table:table-cell office:value-type="float" office:value="21.997" calcext:value-type="float">
            <text:p>21.99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4" calcext:value-type="float">
            <text:p>6.54</text:p>
          </table:table-cell>
          <table:table-cell office:value-type="float" office:value="16.227" calcext:value-type="float">
            <text:p>16.22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15" calcext:value-type="float">
            <text:p>16.015</text:p>
          </table:table-cell>
          <table:table-cell office:value-type="float" office:value="25.82" calcext:value-type="float">
            <text:p>25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0:53:10.890462355</meta:creation-date>
    <dc:date>2020-04-30T01:48:11.059032843</dc:date>
    <meta:editing-duration>PT51M38S</meta:editing-duration>
    <meta:editing-cycles>2</meta:editing-cycles>
    <meta:generator>LibreOffice/6.1.5.2$Linux_X86_64 LibreOffice_project/10$Build-2</meta:generator>
    <meta:document-statistic meta:table-count="2" meta:cell-count="864" meta:object-count="0"/>
  </office:meta>
</office:document-meta>
</file>